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ta Analytics in Medicine</text:p>
      <text:p text:style-name="Standard"/>
      <text:p text:style-name="Standard"/>
      <text:p text:style-name="Standard">Machine learning is being used to model brain pattern of epilepsy patient to predict seizure. This is customized to the persons brain patern. Its has been found to be surprisingly accurate. This experiments were performed at MIT by Professor John Guttag. </text:p>
      <text:p text:style-name="Standard"><text:tab/>This has tremendous potential since 10% people suffer with epilepsy worldwide. Its one of the disease that equally distributed over countries. A significant number of people die during seizure in bathtub, Terrace ..A device that could notify the person of seizure could be incredibly helpful.</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ay </meta:initial-creator>
    <meta:creation-date>2014-02-03T21:50:27</meta:creation-date>
    <dc:date>2014-02-03T22:16:56</dc:date>
    <dc:creator>tanay </dc:creator>
    <meta:editing-duration>PT19M24S</meta:editing-duration>
    <meta:editing-cycles>2</meta:editing-cycles>
    <meta:generator>LibreOffice/3.5$Linux_X86_64 LibreOffice_project/350m1$Build-2</meta:generator>
    <meta:document-statistic meta:table-count="0" meta:image-count="0" meta:object-count="0" meta:page-count="1" meta:paragraph-count="3" meta:word-count="90" meta:character-count="574" meta:non-whitespace-character-count="485"/>
  </office:meta>
</office:document-meta>
</file>